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font-style="normal" style:text-underline-style="none" fo:font-weight="normal" officeooo:rsid="009e7de1" officeooo:paragraph-rsid="009e7de1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text-line-through-style="none" style:text-line-through-type="none" fo:font-style="normal" style:text-underline-style="none" fo:font-weight="normal" officeooo:rsid="009e7de1" officeooo:paragraph-rsid="009e7de1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React, { Component } from <text:s/>'react';</text:p>
      <text:p text:style-name="P1">import { AppRegistry, StyleSheet, Button, View, Text } from 'react-native';</text:p>
      <text:p text:style-name="P1">import { createStackNavigator, createAppContainer } from 'react-navigation'; // Version can be specified in package.json</text:p>
      <text:p text:style-name="P1">import MapView, { PROVIDER_GOOGLE } from <text:s/>'react-native-maps';</text:p>
      <text:p text:style-name="P1">import {Picker} from 'react-native';</text:p>
      <text:p text:style-name="P1"/>
      <text:p text:style-name="P1">class HomeScreen extends React.Component {</text:p>
      <text:p text:style-name="P1"><text:s text:c="2"/>static navigationOptions = {</text:p>
      <text:p text:style-name="P1"><text:s text:c="4"/>title: 'Main Page',</text:p>
      <text:p text:style-name="P1"><text:s text:c="4"/>headerStyle: {</text:p>
      <text:p text:style-name="P1"><text:s text:c="6"/>backgroundColor: '#00bfff',</text:p>
      <text:p text:style-name="P1"><text:s text:c="4"/>},</text:p>
      <text:p text:style-name="P1"><text:s text:c="4"/>headerTintColor: '#fff',</text:p>
      <text:p text:style-name="P1"><text:s text:c="4"/>headerTitleStyle: {</text:p>
      <text:p text:style-name="P1"><text:s text:c="6"/>fontWeight: 'bold',</text:p>
      <text:p text:style-name="P1"><text:s text:c="4"/>},</text:p>
      <text:p text:style-name="P1"><text:s text:c="2"/>};</text:p>
      <text:p text:style-name="P1"><text:s text:c="2"/>render() {</text:p>
      <text:p text:style-name="P1"><text:s text:c="4"/>return (</text:p>
      <text:p text:style-name="P1"/>
      <text:p text:style-name="P1"><text:s text:c="6"/>&lt;View style={{ flex: 1, flexDirection: 'column', alignItems: 'center', justifyContent: 'space-around' }}&gt;</text:p>
      <text:p text:style-name="P1"><text:s text:c="8"/>&lt;View style={[{ width: "90%", margin: 10 }]}&gt;</text:p>
      <text:p text:style-name="P1"><text:s text:c="8"/>&lt;Button</text:p>
      <text:p text:style-name="P1"><text:s text:c="10"/>title="Train"</text:p>
      <text:p text:style-name="P1"><text:s text:c="10"/>onPress={() =&gt; this.props.navigation.navigate('Train')}</text:p>
      <text:p text:style-name="P1"><text:s text:c="8"/>/&gt;</text:p>
      <text:p text:style-name="P1"><text:s text:c="8"/>&lt;/View&gt;</text:p>
      <text:p text:style-name="P1"><text:s text:c="8"/>&lt;View style={[{ width: "90%", margin: 10 }]}&gt;</text:p>
      <text:p text:style-name="P1"><text:s text:c="8"/>&lt;Button</text:p>
      <text:p text:style-name="P1"><text:s text:c="10"/>title="Bus Oth"</text:p>
      <text:p text:style-name="P1"><text:s text:c="10"/>onPress={() =&gt; this.props.navigation.navigate('BusOth')}</text:p>
      <text:p text:style-name="P1"><text:s text:c="8"/>/&gt;</text:p>
      <text:p text:style-name="P1"><text:s text:c="8"/>&lt;/View&gt;</text:p>
      <text:p text:style-name="P1"><text:s text:c="8"/>&lt;View style={[{ width: "90%", margin: 10 }]}&gt;</text:p>
      <text:p text:style-name="P1"><text:s text:c="8"/>&lt;Button</text:p>
      <text:p text:style-name="P1"><text:s text:c="10"/>title="Bus Muni"</text:p>
      <text:p text:style-name="P1"><text:s text:c="10"/>onPress={() =&gt; this.props.navigation.navigate('BusMuni')}</text:p>
      <text:p text:style-name="P1"><text:s text:c="8"/>/&gt;</text:p>
      <text:p text:style-name="P1"><text:s text:c="8"/>&lt;/View&gt;</text:p>
      <text:p text:style-name="P1"/>
      <text:p text:style-name="P1"/>
      <text:p text:style-name="P1"><text:s text:c="6"/>&lt;/View&gt;</text:p>
      <text:p text:style-name="P1"/>
      <text:p text:style-name="P1"><text:s text:c="4"/>);</text:p>
      <text:p text:style-name="P1"><text:s text:c="2"/>}</text:p>
      <text:p text:style-name="P1">}</text:p>
      <text:p text:style-name="P1"/>
      <text:p text:style-name="P1"><text:soft-page-break/>class TrainScreen extends React.Component {</text:p>
      <text:p text:style-name="P1"><text:s text:c="2"/>static navigationOptions = {</text:p>
      <text:p text:style-name="P1"><text:s text:c="4"/>title: 'Train Page',</text:p>
      <text:p text:style-name="P1"><text:s text:c="4"/>headerStyle: {</text:p>
      <text:p text:style-name="P1"><text:s text:c="6"/>backgroundColor: '#00bfff',</text:p>
      <text:p text:style-name="P1"><text:s text:c="4"/>},</text:p>
      <text:p text:style-name="P1"><text:s text:c="4"/>headerTintColor: '#fff',</text:p>
      <text:p text:style-name="P1"><text:s text:c="4"/>headerTitleStyle: {</text:p>
      <text:p text:style-name="P1"><text:s text:c="6"/>fontWeight: 'bold',</text:p>
      <text:p text:style-name="P1"><text:s text:c="4"/>},</text:p>
      <text:p text:style-name="P1"><text:s text:c="2"/>};</text:p>
      <text:p text:style-name="P1"><text:s text:c="2"/>state = {user: ''}</text:p>
      <text:p text:style-name="P1">updateUser = (user) =&gt; {</text:p>
      <text:p text:style-name="P1"><text:s text:c="3"/>this.setState({ user: user })</text:p>
      <text:p text:style-name="P1">}</text:p>
      <text:p text:style-name="P1"><text:s text:c="2"/>render() {</text:p>
      <text:p text:style-name="P1"><text:s text:c="4"/>return (</text:p>
      <text:p text:style-name="P1"><text:s text:c="6"/>&lt;View&gt;</text:p>
      <text:p text:style-name="P1"/>
      <text:p text:style-name="P1"><text:s text:c="6"/>&lt;MapView</text:p>
      <text:p text:style-name="P1"><text:s text:c="7"/>provider={ PROVIDER_GOOGLE }</text:p>
      <text:p text:style-name="P1"><text:s text:c="7"/>style = {styles.map}</text:p>
      <text:p text:style-name="P1"><text:s text:c="11"/>initialRegion = {{</text:p>
      <text:p text:style-name="P1"><text:s text:c="15"/>latitude: 13.139238380834923,</text:p>
      <text:p text:style-name="P1"><text:s text:c="15"/>longitude: 80.25188422300266,</text:p>
      <text:p text:style-name="P1"><text:s text:c="15"/>latitudeDelta: 0.0922,</text:p>
      <text:p text:style-name="P1"><text:s text:c="15"/>longitudeDelta: 0.0421,</text:p>
      <text:p text:style-name="P1"><text:s text:c="15"/>}}</text:p>
      <text:p text:style-name="P1"><text:s text:c="11"/>&gt;</text:p>
      <text:p text:style-name="P1"><text:s text:c="9"/>&lt;MapView.Marker</text:p>
      <text:p text:style-name="P1"><text:s text:c="11"/>coordinate={{latitude: 37.78825,</text:p>
      <text:p text:style-name="P1"><text:s text:c="11"/>longitude: -122.4324}}</text:p>
      <text:p text:style-name="P1"><text:s text:c="11"/>title={"title"}</text:p>
      <text:p text:style-name="P1"><text:s text:c="11"/>description={"description"}</text:p>
      <text:p text:style-name="P1"><text:s text:c="8"/>/&gt;</text:p>
      <text:p text:style-name="P1"><text:s text:c="5"/>&lt;/MapView&gt;</text:p>
      <text:p text:style-name="P1"><text:s text:c="7"/>&lt;View style={{ flex: 1, flexDirection: 'column', alignItems: 'center', justifyContent: 'space-between' }}&gt;</text:p>
      <text:p text:style-name="P1"><text:s text:c="7"/>&lt;View style={[{ width: "90%", margin: 10 }]}&gt;</text:p>
      <text:p text:style-name="P1"><text:s text:c="5"/>&lt;Button</text:p>
      <text:p text:style-name="P1"><text:s text:c="2"/>title="Validate"</text:p>
      <text:p text:style-name="P1"><text:s text:c="2"/>color="#008000"</text:p>
      <text:p text:style-name="P1">/&gt;</text:p>
      <text:p text:style-name="P1"><text:s text:c="3"/>&lt;/View&gt;</text:p>
      <text:p text:style-name="P1"/>
      <text:p text:style-name="P1">&lt;View style={[{ width: "90%", margin: 10 }]}&gt;</text:p>
      <text:p text:style-name="P1">&lt;Button</text:p>
      <text:p text:style-name="P1"><text:s text:c="2"/>title="Signal error"</text:p>
      <text:p text:style-name="P1"><text:s text:c="2"/>color="#ff0000"</text:p>
      <text:p text:style-name="P1"><text:soft-page-break/>/&gt;</text:p>
      <text:p text:style-name="P1"><text:s text:c="12"/>&lt;Text&gt;Id actual stop:&lt;/Text&gt;</text:p>
      <text:p text:style-name="P1"><text:s text:c="12"/>&lt;Picker selectedValue = {this.state.user} onValueChange = {this.updateUser}&gt;</text:p>
      <text:p text:style-name="P1"><text:s text:c="15"/>&lt;Picker.Item label = "Steve" value = "steve" /&gt;</text:p>
      <text:p text:style-name="P1"><text:s text:c="15"/>&lt;Picker.Item label = "Ellen" value = "ellen" /&gt;</text:p>
      <text:p text:style-name="P1"><text:s text:c="15"/>&lt;Picker.Item label = "Maria" value = "maria" /&gt;</text:p>
      <text:p text:style-name="P1"><text:s text:c="12"/>&lt;/Picker&gt;</text:p>
      <text:p text:style-name="P1"><text:s text:c="12"/>&lt;Button</text:p>
      <text:p text:style-name="P1"><text:s text:c="14"/>title="Select Id"</text:p>
      <text:p text:style-name="P1"><text:s text:c="12"/>/&gt;</text:p>
      <text:p text:style-name="P1"><text:s text:c="3"/>&lt;/View&gt;</text:p>
      <text:p text:style-name="P1"><text:s text:c="11"/>&lt;/View&gt;</text:p>
      <text:p text:style-name="P1"/>
      <text:p text:style-name="P1"/>
      <text:p text:style-name="P1"><text:s text:c="14"/>&lt;/View&gt;</text:p>
      <text:p text:style-name="P1"/>
      <text:p text:style-name="P1"><text:s text:c="4"/>);</text:p>
      <text:p text:style-name="P1"><text:s text:c="2"/>}</text:p>
      <text:p text:style-name="P1">}</text:p>
      <text:p text:style-name="P1"/>
      <text:p text:style-name="P1"/>
      <text:p text:style-name="P1">class BusMuniScreen extends React.Component {</text:p>
      <text:p text:style-name="P1"><text:s text:c="2"/>static navigationOptions = {</text:p>
      <text:p text:style-name="P1"><text:s text:c="4"/>title: 'BusMuni Page',</text:p>
      <text:p text:style-name="P1"><text:s text:c="4"/>headerStyle: {</text:p>
      <text:p text:style-name="P1"><text:s text:c="6"/>backgroundColor: '#00bfff',</text:p>
      <text:p text:style-name="P1"><text:s text:c="4"/>},</text:p>
      <text:p text:style-name="P1"><text:s text:c="4"/>headerTintColor: '#fff',</text:p>
      <text:p text:style-name="P1"><text:s text:c="4"/>headerTitleStyle: {</text:p>
      <text:p text:style-name="P1"><text:s text:c="6"/>fontWeight: 'bold',</text:p>
      <text:p text:style-name="P1"><text:s text:c="4"/>},</text:p>
      <text:p text:style-name="P1"><text:s text:c="2"/>};</text:p>
      <text:p text:style-name="P1"><text:s text:c="2"/>state = {user: ''}</text:p>
      <text:p text:style-name="P1">updateUser = (user) =&gt; {</text:p>
      <text:p text:style-name="P1"><text:s text:c="3"/>this.setState({ user: user })</text:p>
      <text:p text:style-name="P1">}</text:p>
      <text:p text:style-name="P1"><text:s text:c="2"/>render() {</text:p>
      <text:p text:style-name="P1"><text:s text:c="4"/>return (</text:p>
      <text:p text:style-name="P1"><text:s text:c="6"/>&lt;View&gt;</text:p>
      <text:p text:style-name="P1"><text:s text:c="6"/>&lt;MapView</text:p>
      <text:p text:style-name="P1"><text:s text:c="7"/>provider={ PROVIDER_GOOGLE }</text:p>
      <text:p text:style-name="P1"><text:s text:c="7"/>style = {styles.map}</text:p>
      <text:p text:style-name="P1"><text:s text:c="11"/>initialRegion = {{</text:p>
      <text:p text:style-name="P1"><text:s text:c="15"/>latitude: 13.139238380834923,</text:p>
      <text:p text:style-name="P1"><text:s text:c="15"/>longitude: 80.25188422300266,</text:p>
      <text:p text:style-name="P1"><text:s text:c="15"/>latitudeDelta: 0.0922,</text:p>
      <text:p text:style-name="P1"><text:s text:c="15"/>longitudeDelta: 0.0421,</text:p>
      <text:p text:style-name="P1"><text:s text:c="15"/>}}</text:p>
      <text:p text:style-name="P1"><text:s text:c="11"/>&gt;</text:p>
      <text:p text:style-name="P1"><text:soft-page-break/><text:s text:c="9"/>&lt;MapView.Marker</text:p>
      <text:p text:style-name="P1"><text:s text:c="11"/>coordinate={{latitude: 37.78825,</text:p>
      <text:p text:style-name="P1"><text:s text:c="11"/>longitude: -122.4324}}</text:p>
      <text:p text:style-name="P1"><text:s text:c="11"/>title={"title"}</text:p>
      <text:p text:style-name="P1"><text:s text:c="11"/>description={"description"}</text:p>
      <text:p text:style-name="P1"><text:s text:c="8"/>/&gt;</text:p>
      <text:p text:style-name="P1"><text:s text:c="5"/>&lt;/MapView&gt;</text:p>
      <text:p text:style-name="P1"><text:s text:c="5"/>&lt;View style={{ flex: 1, flexDirection: 'column', alignItems: 'center', justifyContent: 'space-between' }}&gt;</text:p>
      <text:p text:style-name="P1"><text:s text:c="5"/>&lt;View style={[{ width: "90%", margin: 10 }]}&gt;</text:p>
      <text:p text:style-name="P1"><text:s text:c="3"/>&lt;Button</text:p>
      <text:p text:style-name="P1">title="Validate"</text:p>
      <text:p text:style-name="P1">color="#008000"</text:p>
      <text:p text:style-name="P1">/&gt;</text:p>
      <text:p text:style-name="P1"><text:s/>&lt;/View&gt;</text:p>
      <text:p text:style-name="P1"/>
      <text:p text:style-name="P1">&lt;View style={[{ width: "90%", margin: 10 }]}&gt;</text:p>
      <text:p text:style-name="P1">&lt;Button</text:p>
      <text:p text:style-name="P1">title="Signal error"</text:p>
      <text:p text:style-name="P1">color="#ff0000"</text:p>
      <text:p text:style-name="P1">/&gt;</text:p>
      <text:p text:style-name="P1"><text:s text:c="10"/>&lt;Text&gt;Id actual stop:&lt;/Text&gt;</text:p>
      <text:p text:style-name="P1"><text:s text:c="10"/>&lt;Picker selectedValue = {this.state.user} onValueChange = {this.updateUser}&gt;</text:p>
      <text:p text:style-name="P1"><text:s text:c="13"/>&lt;Picker.Item label = "Steve" value = "steve" /&gt;</text:p>
      <text:p text:style-name="P1"><text:s text:c="13"/>&lt;Picker.Item label = "Ellen" value = "ellen" /&gt;</text:p>
      <text:p text:style-name="P1"><text:s text:c="13"/>&lt;Picker.Item label = "Maria" value = "maria" /&gt;</text:p>
      <text:p text:style-name="P1"><text:s text:c="10"/>&lt;/Picker&gt;</text:p>
      <text:p text:style-name="P1"><text:s text:c="10"/>&lt;Button</text:p>
      <text:p text:style-name="P1"><text:s text:c="12"/>title="Select Id"</text:p>
      <text:p text:style-name="P1"><text:s text:c="10"/>/&gt;</text:p>
      <text:p text:style-name="P1"><text:s/>&lt;/View&gt;</text:p>
      <text:p text:style-name="P1"><text:s text:c="9"/>&lt;/View&gt;</text:p>
      <text:p text:style-name="P1"/>
      <text:p text:style-name="P1"><text:s text:c="11"/>&lt;/View&gt;</text:p>
      <text:p text:style-name="P1"><text:s text:c="4"/>);</text:p>
      <text:p text:style-name="P1"><text:s text:c="2"/>}</text:p>
      <text:p text:style-name="P1">}</text:p>
      <text:p text:style-name="P1">class BusOthScreen extends React.Component {</text:p>
      <text:p text:style-name="P1"><text:s text:c="2"/>static navigationOptions = {</text:p>
      <text:p text:style-name="P1"><text:s text:c="4"/>title: 'BusOth Page',</text:p>
      <text:p text:style-name="P1"><text:s text:c="4"/>headerStyle: {</text:p>
      <text:p text:style-name="P1"><text:s text:c="6"/>backgroundColor: '#00bfff',</text:p>
      <text:p text:style-name="P1"><text:s text:c="4"/>},</text:p>
      <text:p text:style-name="P1"><text:s text:c="4"/>headerTintColor: '#fff',</text:p>
      <text:p text:style-name="P1"><text:s text:c="4"/>headerTitleStyle: {</text:p>
      <text:p text:style-name="P1"><text:s text:c="6"/>fontWeight: 'bold',</text:p>
      <text:p text:style-name="P1"><text:s text:c="4"/>},</text:p>
      <text:p text:style-name="P1"><text:s text:c="2"/>};</text:p>
      <text:p text:style-name="P1"><text:s text:c="2"/>state = {user: ''}</text:p>
      <text:p text:style-name="P1"><text:soft-page-break/>updateUser = (user) =&gt; {</text:p>
      <text:p text:style-name="P1"><text:s text:c="3"/>this.setState({ user: user })</text:p>
      <text:p text:style-name="P1">}</text:p>
      <text:p text:style-name="P1"><text:s text:c="2"/>render() {</text:p>
      <text:p text:style-name="P1"><text:s text:c="4"/>return (</text:p>
      <text:p text:style-name="P1"><text:s text:c="6"/>&lt;View&gt;</text:p>
      <text:p text:style-name="P1"><text:s text:c="6"/>&lt;MapView</text:p>
      <text:p text:style-name="P1"><text:s text:c="7"/>provider={ PROVIDER_GOOGLE }</text:p>
      <text:p text:style-name="P1"><text:s text:c="7"/>style = {styles.map}</text:p>
      <text:p text:style-name="P1"><text:s text:c="11"/>initialRegion = {{</text:p>
      <text:p text:style-name="P1"><text:s text:c="15"/>latitude: 13.139238380834923,</text:p>
      <text:p text:style-name="P1"><text:s text:c="15"/>longitude: 80.25188422300266,</text:p>
      <text:p text:style-name="P1"><text:s text:c="15"/>latitudeDelta: 0.0922,</text:p>
      <text:p text:style-name="P1"><text:s text:c="15"/>longitudeDelta: 0.0421,</text:p>
      <text:p text:style-name="P1"><text:s text:c="15"/>}}</text:p>
      <text:p text:style-name="P1"><text:s text:c="11"/>&gt;</text:p>
      <text:p text:style-name="P1"><text:s text:c="9"/>&lt;MapView.Marker</text:p>
      <text:p text:style-name="P1"><text:s text:c="11"/>coordinate={{latitude: 37.78825,</text:p>
      <text:p text:style-name="P1"><text:s text:c="11"/>longitude: -122.4324}}</text:p>
      <text:p text:style-name="P1"><text:s text:c="11"/>title={"title"}</text:p>
      <text:p text:style-name="P1"><text:s text:c="11"/>description={"description"}</text:p>
      <text:p text:style-name="P1"><text:s text:c="8"/>/&gt;</text:p>
      <text:p text:style-name="P1"><text:s text:c="5"/>&lt;/MapView&gt;</text:p>
      <text:p text:style-name="P1"><text:s text:c="5"/>&lt;View style={{ flex: 1, flexDirection: 'column', alignItems: 'center', justifyContent: 'space-between' }}&gt;</text:p>
      <text:p text:style-name="P1"><text:s text:c="5"/>&lt;View style={[{ width: "90%", margin: 10 }]}&gt;</text:p>
      <text:p text:style-name="P1"><text:s text:c="3"/>&lt;Button</text:p>
      <text:p text:style-name="P1">title="Validate"</text:p>
      <text:p text:style-name="P1">color="#008000"</text:p>
      <text:p text:style-name="P1">/&gt;</text:p>
      <text:p text:style-name="P1"><text:s/>&lt;/View&gt;</text:p>
      <text:p text:style-name="P1"/>
      <text:p text:style-name="P1">&lt;View style={[{ width: "90%", margin: 10 }]}&gt;</text:p>
      <text:p text:style-name="P1">&lt;Button</text:p>
      <text:p text:style-name="P1">title="Signal error"</text:p>
      <text:p text:style-name="P1">color="#ff0000"</text:p>
      <text:p text:style-name="P1">/&gt;</text:p>
      <text:p text:style-name="P1"><text:s text:c="10"/>&lt;Text&gt;Id actual stop:&lt;/Text&gt;</text:p>
      <text:p text:style-name="P1"><text:s text:c="10"/>&lt;Picker selectedValue = {this.state.user} onValueChange = {this.updateUser}&gt;</text:p>
      <text:p text:style-name="P1"><text:s text:c="13"/>&lt;Picker.Item label = "Steve" value = "steve" /&gt;</text:p>
      <text:p text:style-name="P1"><text:s text:c="13"/>&lt;Picker.Item label = "Ellen" value = "ellen" /&gt;</text:p>
      <text:p text:style-name="P1"><text:s text:c="13"/>&lt;Picker.Item label = "Maria" value = "maria" /&gt;</text:p>
      <text:p text:style-name="P1"><text:s text:c="10"/>&lt;/Picker&gt;</text:p>
      <text:p text:style-name="P1"><text:s text:c="10"/>&lt;Button</text:p>
      <text:p text:style-name="P1"><text:s text:c="12"/>title="Select Id"</text:p>
      <text:p text:style-name="P1"><text:s text:c="10"/>/&gt;</text:p>
      <text:p text:style-name="P1"><text:s/>&lt;/View&gt;</text:p>
      <text:p text:style-name="P1"><text:s text:c="9"/>&lt;/View&gt;</text:p>
      <text:p text:style-name="P1"/>
      <text:p text:style-name="P1"><text:soft-page-break/><text:s text:c="11"/>&lt;/View&gt;</text:p>
      <text:p text:style-name="P1"><text:s text:c="4"/>);</text:p>
      <text:p text:style-name="P1"><text:s text:c="2"/>}</text:p>
      <text:p text:style-name="P1">}</text:p>
      <text:p text:style-name="P1"/>
      <text:p text:style-name="P1">const RootStack = createStackNavigator(</text:p>
      <text:p text:style-name="P1"><text:s text:c="2"/>{</text:p>
      <text:p text:style-name="P1"><text:s text:c="4"/>Home: HomeScreen,</text:p>
      <text:p text:style-name="P1"><text:s text:c="4"/>Train: TrainScreen,</text:p>
      <text:p text:style-name="P1"><text:s text:c="4"/>BusMuni: BusMuniScreen,</text:p>
      <text:p text:style-name="P1"><text:s text:c="4"/>BusOth: BusOthScreen,</text:p>
      <text:p text:style-name="P1"><text:s text:c="2"/>},</text:p>
      <text:p text:style-name="P1"><text:s text:c="2"/>{</text:p>
      <text:p text:style-name="P1"><text:s text:c="4"/>initialRouteName: 'Home',</text:p>
      <text:p text:style-name="P1"><text:s text:c="2"/>}</text:p>
      <text:p text:style-name="P1">);</text:p>
      <text:p text:style-name="P1"/>
      <text:p text:style-name="P1"/>
      <text:p text:style-name="P1">const styles = StyleSheet.create({</text:p>
      <text:p text:style-name="P1"><text:s text:c="4"/>map: {</text:p>
      <text:p text:style-name="P1"><text:s text:c="8"/>height: '70%',</text:p>
      <text:p text:style-name="P1"><text:s text:c="8"/>width: '100%',</text:p>
      <text:p text:style-name="P1"><text:s text:c="8"/>}</text:p>
      <text:p text:style-name="P1">});</text:p>
      <text:p text:style-name="P1"/>
      <text:p text:style-name="P1"/>
      <text:p text:style-name="P1">const AppContainer = createAppContainer(RootStack);</text:p>
      <text:p text:style-name="P1"/>
      <text:p text:style-name="P1">export default class App extends React.Component {</text:p>
      <text:p text:style-name="P1"><text:s text:c="2"/>render() {</text:p>
      <text:p text:style-name="P1"><text:s text:c="4"/>return &lt;AppContainer /&gt;;</text:p>
      <text:p text:style-name="P1"><text:s text:c="2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port React from 'react';</text:p>
      <text:p text:style-name="P1">import { FlatList, ActivityIndicator, Text, View <text:s/>} from 'react-native';</text:p>
      <text:p text:style-name="P1"/>
      <text:p text:style-name="P1">export default class FetchExample extends React.Component {</text:p>
      <text:p text:style-name="P1"/>
      <text:p text:style-name="P1"><text:s text:c="2"/>constructor(props){</text:p>
      <text:p text:style-name="P1"><text:s text:c="4"/>super(props);</text:p>
      <text:p text:style-name="P1"><text:s text:c="4"/>this.state ={ isLoading: true}</text:p>
      <text:p text:style-name="P1"><text:s text:c="2"/>}</text:p>
      <text:p text:style-name="P1"/>
      <text:p text:style-name="P1"><text:s text:c="2"/>componentDidMount(){</text:p>
      <text:p text:style-name="P1"><text:s text:c="4"/>return fetch('http://gisak.vsb.cz/stops/projet/bus_muni.php/?request=listebusmuni')</text:p>
      <text:p text:style-name="P1"><text:s text:c="6"/>.then((response) =&gt; response.json())</text:p>
      <text:p text:style-name="P1"><text:s text:c="6"/>.then((responseJson) =&gt; {</text:p>
      <text:p text:style-name="P1"/>
      <text:p text:style-name="P1"><text:s text:c="8"/>this.setState({</text:p>
      <text:p text:style-name="P1"><text:s text:c="10"/>isLoading: false,</text:p>
      <text:p text:style-name="P1"><text:s text:c="10"/>dataSource: responseJson,</text:p>
      <text:p text:style-name="P1"><text:s text:c="8"/>}, function(){</text:p>
      <text:p text:style-name="P1"/>
      <text:p text:style-name="P1"><text:s text:c="8"/>});</text:p>
      <text:p text:style-name="P1"/>
      <text:p text:style-name="P1"><text:s text:c="6"/>})</text:p>
      <text:p text:style-name="P1"><text:s text:c="6"/>.catch((error) =&gt;{</text:p>
      <text:p text:style-name="P1"><text:s text:c="8"/>console.error(error);</text:p>
      <text:p text:style-name="P1"><text:s text:c="6"/>});</text:p>
      <text:p text:style-name="P1"><text:s text:c="2"/>}</text:p>
      <text:p text:style-name="P1"/>
      <text:p text:style-name="P1"/>
      <text:p text:style-name="P1"/>
      <text:p text:style-name="P1"><text:s text:c="2"/>render(){</text:p>
      <text:p text:style-name="P1"/>
      <text:p text:style-name="P1"><text:s text:c="4"/>if(this.state.isLoading){</text:p>
      <text:p text:style-name="P1"><text:s text:c="6"/>return(</text:p>
      <text:p text:style-name="P1"><text:s text:c="8"/>&lt;View style={{flex: 1, padding: 20}}&gt;</text:p>
      <text:p text:style-name="P1"><text:s text:c="10"/>&lt;ActivityIndicator/&gt;</text:p>
      <text:p text:style-name="P1"><text:s text:c="8"/>&lt;/View&gt;</text:p>
      <text:p text:style-name="P1"><text:s text:c="6"/>)</text:p>
      <text:p text:style-name="P1"><text:s text:c="4"/>}</text:p>
      <text:p text:style-name="P1"/>
      <text:p text:style-name="P1"><text:s text:c="4"/>return(</text:p>
      <text:p text:style-name="P1"><text:s text:c="6"/>&lt;View style={{flex: 1, paddingTop:20}}&gt;</text:p>
      <text:p text:style-name="P1"><text:s text:c="8"/>&lt;FlatList</text:p>
      <text:p text:style-name="P1"><text:s text:c="10"/>data={this.state.dataSource}</text:p>
      <text:p text:style-name="P1"><text:s text:c="10"/>renderItem={({item}) =&gt; &lt;Text&gt;{item} &lt;/Text&gt;}</text:p>
      <text:p text:style-name="P1"><text:s text:c="10"/>keyExtractor={({id}, index) =&gt; id}</text:p>
      <text:p text:style-name="P1"><text:s text:c="8"/>/&gt;</text:p>
      <text:p text:style-name="P1"/>
      <text:p text:style-name="P1"><text:s text:c="6"/>&lt;/View&gt;</text:p>
      <text:p text:style-name="P1"><text:soft-page-break/><text:s text:c="4"/>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8" meta:paragraph-count="290" meta:word-count="720" meta:character-count="7475" meta:non-whitespace-character-count="5353"/>
  </office:meta>
</office:document-meta>
</file>